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68.34pt"/>
    </style:style>
    <style:style style:name="co3" style:family="table-column">
      <style:table-column-properties fo:break-before="auto" style:column-width="66.7pt"/>
    </style:style>
    <style:style style:name="co4" style:family="table-column">
      <style:table-column-properties fo:break-before="auto" style:column-width="94.7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/>
          <table:table-cell office:value-type="string" calcext:value-type="string">
            <text:p>linear_rmse</text:p>
          </table:table-cell>
          <table:table-cell office:value-type="string" calcext:value-type="string">
            <text:p>linear_r2</text:p>
          </table:table-cell>
          <table:table-cell office:value-type="string" calcext:value-type="string">
            <text:p>svm_linear_rmse</text:p>
          </table:table-cell>
          <table:table-cell office:value-type="string" calcext:value-type="string">
            <text:p>svm_linear_r2</text:p>
          </table:table-cell>
          <table:table-cell office:value-type="string" calcext:value-type="string">
            <text:p>svm_polynomial_rmse</text:p>
          </table:table-cell>
          <table:table-cell office:value-type="string" calcext:value-type="string">
            <text:p>svm_polynomial_r2</text:p>
          </table:table-cell>
          <table:table-cell office:value-type="string" calcext:value-type="string">
            <text:p>lstm_rmse</text:p>
          </table:table-cell>
          <table:table-cell office:value-type="string" calcext:value-type="string">
            <text:p>lstm_r2</text:p>
          </table:table-cell>
        </table:table-row>
        <table:table-row table:style-name="ro1">
          <table:table-cell/>
          <table:table-cell office:value-type="float" office:value="2.192528" calcext:value-type="float">
            <text:p>2.192528</text:p>
          </table:table-cell>
          <table:table-cell office:value-type="float" office:value="0.998134" calcext:value-type="float">
            <text:p>0.998134</text:p>
          </table:table-cell>
          <table:table-cell office:value-type="float" office:value="2.004182" calcext:value-type="float">
            <text:p>2.004182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0.839159" calcext:value-type="float">
            <text:p>0.839159</text:p>
          </table:table-cell>
          <table:table-cell office:value-type="float" office:value="0.999727" calcext:value-type="float">
            <text:p>0.999727</text:p>
          </table:table-cell>
          <table:table-cell office:value-type="float" office:value="6.9289" calcext:value-type="float">
            <text:p>6.9289</text:p>
          </table:table-cell>
          <table:table-cell office:value-type="float" office:value="0.981359" calcext:value-type="float">
            <text:p>0.981359</text:p>
          </table:table-cell>
        </table:table-row>
        <table:table-row table:style-name="ro1">
          <table:table-cell/>
          <table:table-cell office:value-type="float" office:value="7.805897" calcext:value-type="float">
            <text:p>7.805897</text:p>
          </table:table-cell>
          <table:table-cell office:value-type="float" office:value="0.999726" calcext:value-type="float">
            <text:p>0.999726</text:p>
          </table:table-cell>
          <table:table-cell office:value-type="float" office:value="5.369823" calcext:value-type="float">
            <text:p>5.369823</text:p>
          </table:table-cell>
          <table:table-cell office:value-type="float" office:value="0.999871" calcext:value-type="float">
            <text:p>0.999871</text:p>
          </table:table-cell>
          <table:table-cell office:value-type="float" office:value="6.121477" calcext:value-type="float">
            <text:p>6.121477</text:p>
          </table:table-cell>
          <table:table-cell office:value-type="float" office:value="0.999832" calcext:value-type="float">
            <text:p>0.999832</text:p>
          </table:table-cell>
          <table:table-cell office:value-type="float" office:value="25.304551" calcext:value-type="float">
            <text:p>25.304551</text:p>
          </table:table-cell>
          <table:table-cell office:value-type="float" office:value="0.997126" calcext:value-type="float">
            <text:p>0.997126</text:p>
          </table:table-cell>
        </table:table-row>
        <table:table-row table:style-name="ro1">
          <table:table-cell/>
          <table:table-cell office:value-type="float" office:value="2.037792" calcext:value-type="float">
            <text:p>2.037792</text:p>
          </table:table-cell>
          <table:table-cell office:value-type="float" office:value="0.999393" calcext:value-type="float">
            <text:p>0.999393</text:p>
          </table:table-cell>
          <table:table-cell office:value-type="float" office:value="1.878048" calcext:value-type="float">
            <text:p>1.878048</text:p>
          </table:table-cell>
          <table:table-cell office:value-type="float" office:value="0.999484" calcext:value-type="float">
            <text:p>0.999484</text:p>
          </table:table-cell>
          <table:table-cell office:value-type="float" office:value="1.024915" calcext:value-type="float">
            <text:p>1.024915</text:p>
          </table:table-cell>
          <table:table-cell office:value-type="float" office:value="0.999846" calcext:value-type="float">
            <text:p>0.999846</text:p>
          </table:table-cell>
          <table:table-cell office:value-type="float" office:value="4.122919" calcext:value-type="float">
            <text:p>4.122919</text:p>
          </table:table-cell>
          <table:table-cell office:value-type="float" office:value="0.997514" calcext:value-type="float">
            <text:p>0.997514</text:p>
          </table:table-cell>
        </table:table-row>
        <table:table-row table:style-name="ro1">
          <table:table-cell/>
          <table:table-cell office:value-type="float" office:value="0.373997" calcext:value-type="float">
            <text:p>0.373997</text:p>
          </table:table-cell>
          <table:table-cell office:value-type="float" office:value="0.998415" calcext:value-type="float">
            <text:p>0.998415</text:p>
          </table:table-cell>
          <table:table-cell office:value-type="float" office:value="0.318431" calcext:value-type="float">
            <text:p>0.318431</text:p>
          </table:table-cell>
          <table:table-cell office:value-type="float" office:value="0.998851" calcext:value-type="float">
            <text:p>0.998851</text:p>
          </table:table-cell>
          <table:table-cell office:value-type="float" office:value="0.180695" calcext:value-type="float">
            <text:p>0.180695</text:p>
          </table:table-cell>
          <table:table-cell office:value-type="float" office:value="0.99963" calcext:value-type="float">
            <text:p>0.99963</text:p>
          </table:table-cell>
          <table:table-cell office:value-type="float" office:value="0.946034" calcext:value-type="float">
            <text:p>0.946034</text:p>
          </table:table-cell>
          <table:table-cell office:value-type="float" office:value="0.989856" calcext:value-type="float">
            <text:p>0.989856</text:p>
          </table:table-cell>
        </table:table-row>
        <table:table-row table:style-name="ro1">
          <table:table-cell/>
          <table:table-cell office:value-type="float" office:value="0.922202" calcext:value-type="float">
            <text:p>0.922202</text:p>
          </table:table-cell>
          <table:table-cell office:value-type="float" office:value="0.999698" calcext:value-type="float">
            <text:p>0.999698</text:p>
          </table:table-cell>
          <table:table-cell office:value-type="float" office:value="0.537153" calcext:value-type="float">
            <text:p>0.537153</text:p>
          </table:table-cell>
          <table:table-cell office:value-type="float" office:value="0.999898" calcext:value-type="float">
            <text:p>0.999898</text:p>
          </table:table-cell>
          <table:table-cell office:value-type="float" office:value="0.381595" calcext:value-type="float">
            <text:p>0.381595</text:p>
          </table:table-cell>
          <table:table-cell office:value-type="float" office:value="0.999948" calcext:value-type="float">
            <text:p>0.999948</text:p>
          </table:table-cell>
          <table:table-cell office:value-type="float" office:value="1.961162" calcext:value-type="float">
            <text:p>1.961162</text:p>
          </table:table-cell>
          <table:table-cell office:value-type="float" office:value="0.998634" calcext:value-type="float">
            <text:p>0.998634</text:p>
          </table:table-cell>
        </table:table-row>
        <table:table-row table:style-name="ro1">
          <table:table-cell/>
          <table:table-cell office:value-type="float" office:value="0.501376" calcext:value-type="float">
            <text:p>0.501376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354377" calcext:value-type="float">
            <text:p>0.354377</text:p>
          </table:table-cell>
          <table:table-cell office:value-type="float" office:value="0.999811" calcext:value-type="float">
            <text:p>0.999811</text:p>
          </table:table-cell>
          <table:table-cell office:value-type="float" office:value="0.268849" calcext:value-type="float">
            <text:p>0.268849</text:p>
          </table:table-cell>
          <table:table-cell office:value-type="float" office:value="0.999891" calcext:value-type="float">
            <text:p>0.999891</text:p>
          </table:table-cell>
          <table:table-cell office:value-type="float" office:value="1.408609" calcext:value-type="float">
            <text:p>1.408609</text:p>
          </table:table-cell>
          <table:table-cell office:value-type="float" office:value="0.997009" calcext:value-type="float">
            <text:p>0.997009</text:p>
          </table:table-cell>
        </table:table-row>
        <table:table-row table:style-name="ro1">
          <table:table-cell/>
          <table:table-cell office:value-type="float" office:value="1.319128" calcext:value-type="float">
            <text:p>1.319128</text:p>
          </table:table-cell>
          <table:table-cell office:value-type="float" office:value="0.999684" calcext:value-type="float">
            <text:p>0.999684</text:p>
          </table:table-cell>
          <table:table-cell office:value-type="float" office:value="0.274242" calcext:value-type="float">
            <text:p>0.274242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400191" calcext:value-type="float">
            <text:p>0.400191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3.076882" calcext:value-type="float">
            <text:p>3.076882</text:p>
          </table:table-cell>
          <table:table-cell office:value-type="float" office:value="0.998283" calcext:value-type="float">
            <text:p>0.998283</text:p>
          </table:table-cell>
        </table:table-row>
        <table:table-row table:style-name="ro1">
          <table:table-cell/>
          <table:table-cell office:value-type="float" office:value="0.70635" calcext:value-type="float">
            <text:p>0.70635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659137" calcext:value-type="float">
            <text:p>0.659137</text:p>
          </table:table-cell>
          <table:table-cell office:value-type="float" office:value="0.998432" calcext:value-type="float">
            <text:p>0.998432</text:p>
          </table:table-cell>
          <table:table-cell office:value-type="float" office:value="0.438073" calcext:value-type="float">
            <text:p>0.438073</text:p>
          </table:table-cell>
          <table:table-cell office:value-type="float" office:value="0.999308" calcext:value-type="float">
            <text:p>0.999308</text:p>
          </table:table-cell>
          <table:table-cell office:value-type="float" office:value="6.199673" calcext:value-type="float">
            <text:p>6.199673</text:p>
          </table:table-cell>
          <table:table-cell office:value-type="float" office:value="0.861317" calcext:value-type="float">
            <text:p>0.861317</text:p>
          </table:table-cell>
        </table:table-row>
        <table:table-row table:style-name="ro1">
          <table:table-cell/>
          <table:table-cell office:value-type="float" office:value="0.261775" calcext:value-type="float">
            <text:p>0.261775</text:p>
          </table:table-cell>
          <table:table-cell office:value-type="float" office:value="0.999008" calcext:value-type="float">
            <text:p>0.999008</text:p>
          </table:table-cell>
          <table:table-cell office:value-type="float" office:value="0.242498" calcext:value-type="float">
            <text:p>0.242498</text:p>
          </table:table-cell>
          <table:table-cell office:value-type="float" office:value="0.999149" calcext:value-type="float">
            <text:p>0.999149</text:p>
          </table:table-cell>
          <table:table-cell office:value-type="float" office:value="0.174377" calcext:value-type="float">
            <text:p>0.174377</text:p>
          </table:table-cell>
          <table:table-cell office:value-type="float" office:value="0.99956" calcext:value-type="float">
            <text:p>0.99956</text:p>
          </table:table-cell>
          <table:table-cell office:value-type="float" office:value="2.330596" calcext:value-type="float">
            <text:p>2.330596</text:p>
          </table:table-cell>
          <table:table-cell office:value-type="float" office:value="0.921378" calcext:value-type="float">
            <text:p>0.921378</text:p>
          </table:table-cell>
        </table:table-row>
        <table:table-row table:style-name="ro1">
          <table:table-cell/>
          <table:table-cell office:value-type="float" office:value="0.781117" calcext:value-type="float">
            <text:p>0.781117</text:p>
          </table:table-cell>
          <table:table-cell office:value-type="float" office:value="0.992585" calcext:value-type="float">
            <text:p>0.992585</text:p>
          </table:table-cell>
          <table:table-cell office:value-type="float" office:value="0.72915" calcext:value-type="float">
            <text:p>0.72915</text:p>
          </table:table-cell>
          <table:table-cell office:value-type="float" office:value="0.993539" calcext:value-type="float">
            <text:p>0.993539</text:p>
          </table:table-cell>
          <table:table-cell office:value-type="float" office:value="0.483466" calcext:value-type="float">
            <text:p>0.483466</text:p>
          </table:table-cell>
          <table:table-cell office:value-type="float" office:value="0.997159" calcext:value-type="float">
            <text:p>0.997159</text:p>
          </table:table-cell>
          <table:table-cell office:value-type="float" office:value="4.308404" calcext:value-type="float">
            <text:p>4.308404</text:p>
          </table:table-cell>
          <table:table-cell office:value-type="float" office:value="0.774404" calcext:value-type="float">
            <text:p>0.774404</text:p>
          </table:table-cell>
        </table:table-row>
        <table:table-row table:style-name="ro1">
          <table:table-cell/>
          <table:table-cell office:value-type="float" office:value="0.757133" calcext:value-type="float">
            <text:p>0.757133</text:p>
          </table:table-cell>
          <table:table-cell office:value-type="float" office:value="0.999201" calcext:value-type="float">
            <text:p>0.999201</text:p>
          </table:table-cell>
          <table:table-cell office:value-type="float" office:value="0.565553" calcext:value-type="float">
            <text:p>0.565553</text:p>
          </table:table-cell>
          <table:table-cell office:value-type="float" office:value="0.999554" calcext:value-type="float">
            <text:p>0.999554</text:p>
          </table:table-cell>
          <table:table-cell office:value-type="float" office:value="0.402025" calcext:value-type="float">
            <text:p>0.402025</text:p>
          </table:table-cell>
          <table:table-cell office:value-type="float" office:value="0.999775" calcext:value-type="float">
            <text:p>0.999775</text:p>
          </table:table-cell>
          <table:table-cell office:value-type="float" office:value="1.444661" calcext:value-type="float">
            <text:p>1.444661</text:p>
          </table:table-cell>
          <table:table-cell office:value-type="float" office:value="0.997091" calcext:value-type="float">
            <text:p>0.997091</text:p>
          </table:table-cell>
        </table:table-row>
        <table:table-row table:style-name="ro1">
          <table:table-cell/>
          <table:table-cell office:value-type="float" office:value="0.594605" calcext:value-type="float">
            <text:p>0.594605</text:p>
          </table:table-cell>
          <table:table-cell office:value-type="float" office:value="0.99975" calcext:value-type="float">
            <text:p>0.99975</text:p>
          </table:table-cell>
          <table:table-cell office:value-type="float" office:value="0.413177" calcext:value-type="float">
            <text:p>0.413177</text:p>
          </table:table-cell>
          <table:table-cell office:value-type="float" office:value="0.999879" calcext:value-type="float">
            <text:p>0.999879</text:p>
          </table:table-cell>
          <table:table-cell office:value-type="float" office:value="0.258257" calcext:value-type="float">
            <text:p>0.258257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1.486428" calcext:value-type="float">
            <text:p>1.486428</text:p>
          </table:table-cell>
          <table:table-cell office:value-type="float" office:value="0.99844" calcext:value-type="float">
            <text:p>0.99844</text:p>
          </table:table-cell>
        </table:table-row>
        <table:table-row table:style-name="ro1">
          <table:table-cell/>
          <table:table-cell office:value-type="float" office:value="0.846397" calcext:value-type="float">
            <text:p>0.846397</text:p>
          </table:table-cell>
          <table:table-cell office:value-type="float" office:value="0.996935" calcext:value-type="float">
            <text:p>0.996935</text:p>
          </table:table-cell>
          <table:table-cell office:value-type="float" office:value="0.77153" calcext:value-type="float">
            <text:p>0.77153</text:p>
          </table:table-cell>
          <table:table-cell office:value-type="float" office:value="0.997453" calcext:value-type="float">
            <text:p>0.997453</text:p>
          </table:table-cell>
          <table:table-cell office:value-type="float" office:value="0.383184" calcext:value-type="float">
            <text:p>0.383184</text:p>
          </table:table-cell>
          <table:table-cell office:value-type="float" office:value="0.999372" calcext:value-type="float">
            <text:p>0.999372</text:p>
          </table:table-cell>
          <table:table-cell office:value-type="float" office:value="2.377591" calcext:value-type="float">
            <text:p>2.377591</text:p>
          </table:table-cell>
          <table:table-cell office:value-type="float" office:value="0.975812" calcext:value-type="float">
            <text:p>0.97581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inear_rmse</text:p>
          </table:table-cell>
          <table:table-cell office:value-type="string" calcext:value-type="string">
            <text:p>linear_r2</text:p>
          </table:table-cell>
          <table:table-cell office:value-type="string" calcext:value-type="string">
            <text:p>svm_linear_rmse</text:p>
          </table:table-cell>
          <table:table-cell office:value-type="string" calcext:value-type="string">
            <text:p>svm_linear_r2</text:p>
          </table:table-cell>
          <table:table-cell office:value-type="string" calcext:value-type="string">
            <text:p>svm_polynomial_rmse</text:p>
          </table:table-cell>
          <table:table-cell office:value-type="string" calcext:value-type="string">
            <text:p>svm_polynomial_r2</text:p>
          </table:table-cell>
          <table:table-cell office:value-type="string" calcext:value-type="string">
            <text:p>lstm_rmse</text:p>
          </table:table-cell>
          <table:table-cell office:value-type="string" calcext:value-type="string">
            <text:p>lstm_r2</text:p>
          </table:table-cell>
        </table:table-row>
        <table:table-row table:style-name="ro1">
          <table:table-cell/>
          <table:table-cell office:value-type="float" office:value="2.120015" calcext:value-type="float">
            <text:p>2.120015</text:p>
          </table:table-cell>
          <table:table-cell office:value-type="float" office:value="0.998255" calcext:value-type="float">
            <text:p>0.998255</text:p>
          </table:table-cell>
          <table:table-cell office:value-type="float" office:value="2.004182" calcext:value-type="float">
            <text:p>2.004182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0.839159" calcext:value-type="float">
            <text:p>0.839159</text:p>
          </table:table-cell>
          <table:table-cell office:value-type="float" office:value="0.999727" calcext:value-type="float">
            <text:p>0.999727</text:p>
          </table:table-cell>
          <table:table-cell office:value-type="float" office:value="7.67189" calcext:value-type="float">
            <text:p>7.67189</text:p>
          </table:table-cell>
          <table:table-cell office:value-type="float" office:value="0.977147" calcext:value-type="float">
            <text:p>0.977147</text:p>
          </table:table-cell>
        </table:table-row>
        <table:table-row table:style-name="ro1">
          <table:table-cell/>
          <table:table-cell office:value-type="float" office:value="8.308104" calcext:value-type="float">
            <text:p>8.308104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5.369823" calcext:value-type="float">
            <text:p>5.369823</text:p>
          </table:table-cell>
          <table:table-cell office:value-type="float" office:value="0.999871" calcext:value-type="float">
            <text:p>0.999871</text:p>
          </table:table-cell>
          <table:table-cell office:value-type="float" office:value="6.121477" calcext:value-type="float">
            <text:p>6.121477</text:p>
          </table:table-cell>
          <table:table-cell office:value-type="float" office:value="0.999832" calcext:value-type="float">
            <text:p>0.999832</text:p>
          </table:table-cell>
          <table:table-cell office:value-type="float" office:value="22.541021" calcext:value-type="float">
            <text:p>22.541021</text:p>
          </table:table-cell>
          <table:table-cell office:value-type="float" office:value="0.997719" calcext:value-type="float">
            <text:p>0.997719</text:p>
          </table:table-cell>
        </table:table-row>
        <table:table-row table:style-name="ro1">
          <table:table-cell/>
          <table:table-cell office:value-type="float" office:value="2.027183" calcext:value-type="float">
            <text:p>2.027183</text:p>
          </table:table-cell>
          <table:table-cell office:value-type="float" office:value="0.999399" calcext:value-type="float">
            <text:p>0.999399</text:p>
          </table:table-cell>
          <table:table-cell office:value-type="float" office:value="1.878048" calcext:value-type="float">
            <text:p>1.878048</text:p>
          </table:table-cell>
          <table:table-cell office:value-type="float" office:value="0.999484" calcext:value-type="float">
            <text:p>0.999484</text:p>
          </table:table-cell>
          <table:table-cell office:value-type="float" office:value="1.024915" calcext:value-type="float">
            <text:p>1.024915</text:p>
          </table:table-cell>
          <table:table-cell office:value-type="float" office:value="0.999846" calcext:value-type="float">
            <text:p>0.999846</text:p>
          </table:table-cell>
          <table:table-cell office:value-type="float" office:value="4.654158" calcext:value-type="float">
            <text:p>4.654158</text:p>
          </table:table-cell>
          <table:table-cell office:value-type="float" office:value="0.996832" calcext:value-type="float">
            <text:p>0.996832</text:p>
          </table:table-cell>
        </table:table-row>
        <table:table-row table:style-name="ro1">
          <table:table-cell/>
          <table:table-cell office:value-type="float" office:value="0.368127" calcext:value-type="float">
            <text:p>0.368127</text:p>
          </table:table-cell>
          <table:table-cell office:value-type="float" office:value="0.998464" calcext:value-type="float">
            <text:p>0.998464</text:p>
          </table:table-cell>
          <table:table-cell office:value-type="float" office:value="0.318431" calcext:value-type="float">
            <text:p>0.318431</text:p>
          </table:table-cell>
          <table:table-cell office:value-type="float" office:value="0.998851" calcext:value-type="float">
            <text:p>0.998851</text:p>
          </table:table-cell>
          <table:table-cell office:value-type="float" office:value="0.180695" calcext:value-type="float">
            <text:p>0.180695</text:p>
          </table:table-cell>
          <table:table-cell office:value-type="float" office:value="0.99963" calcext:value-type="float">
            <text:p>0.99963</text:p>
          </table:table-cell>
          <table:table-cell office:value-type="float" office:value="1.20297" calcext:value-type="float">
            <text:p>1.20297</text:p>
          </table:table-cell>
          <table:table-cell office:value-type="float" office:value="0.983598" calcext:value-type="float">
            <text:p>0.983598</text:p>
          </table:table-cell>
        </table:table-row>
        <table:table-row table:style-name="ro1">
          <table:table-cell/>
          <table:table-cell office:value-type="float" office:value="0.963566" calcext:value-type="float">
            <text:p>0.963566</text:p>
          </table:table-cell>
          <table:table-cell office:value-type="float" office:value="0.99967" calcext:value-type="float">
            <text:p>0.99967</text:p>
          </table:table-cell>
          <table:table-cell office:value-type="float" office:value="0.537153" calcext:value-type="float">
            <text:p>0.537153</text:p>
          </table:table-cell>
          <table:table-cell office:value-type="float" office:value="0.999898" calcext:value-type="float">
            <text:p>0.999898</text:p>
          </table:table-cell>
          <table:table-cell office:value-type="float" office:value="0.381595" calcext:value-type="float">
            <text:p>0.381595</text:p>
          </table:table-cell>
          <table:table-cell office:value-type="float" office:value="0.999948" calcext:value-type="float">
            <text:p>0.999948</text:p>
          </table:table-cell>
          <table:table-cell office:value-type="float" office:value="3.019329" calcext:value-type="float">
            <text:p>3.019329</text:p>
          </table:table-cell>
          <table:table-cell office:value-type="float" office:value="0.996763" calcext:value-type="float">
            <text:p>0.996763</text:p>
          </table:table-cell>
        </table:table-row>
        <table:table-row table:style-name="ro1">
          <table:table-cell/>
          <table:table-cell office:value-type="float" office:value="0.502139" calcext:value-type="float">
            <text:p>0.502139</text:p>
          </table:table-cell>
          <table:table-cell office:value-type="float" office:value="0.99962" calcext:value-type="float">
            <text:p>0.99962</text:p>
          </table:table-cell>
          <table:table-cell office:value-type="float" office:value="0.354377" calcext:value-type="float">
            <text:p>0.354377</text:p>
          </table:table-cell>
          <table:table-cell office:value-type="float" office:value="0.999811" calcext:value-type="float">
            <text:p>0.999811</text:p>
          </table:table-cell>
          <table:table-cell office:value-type="float" office:value="0.268849" calcext:value-type="float">
            <text:p>0.268849</text:p>
          </table:table-cell>
          <table:table-cell office:value-type="float" office:value="0.999891" calcext:value-type="float">
            <text:p>0.999891</text:p>
          </table:table-cell>
          <table:table-cell office:value-type="float" office:value="1.064994" calcext:value-type="float">
            <text:p>1.064994</text:p>
          </table:table-cell>
          <table:table-cell office:value-type="float" office:value="0.99829" calcext:value-type="float">
            <text:p>0.99829</text:p>
          </table:table-cell>
        </table:table-row>
        <table:table-row table:style-name="ro1">
          <table:table-cell/>
          <table:table-cell office:value-type="float" office:value="1.31664" calcext:value-type="float">
            <text:p>1.31664</text:p>
          </table:table-cell>
          <table:table-cell office:value-type="float" office:value="0.999686" calcext:value-type="float">
            <text:p>0.999686</text:p>
          </table:table-cell>
          <table:table-cell office:value-type="float" office:value="0.274242" calcext:value-type="float">
            <text:p>0.274242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400191" calcext:value-type="float">
            <text:p>0.400191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2.965975" calcext:value-type="float">
            <text:p>2.965975</text:p>
          </table:table-cell>
          <table:table-cell office:value-type="float" office:value="0.998404" calcext:value-type="float">
            <text:p>0.998404</text:p>
          </table:table-cell>
        </table:table-row>
        <table:table-row table:style-name="ro1">
          <table:table-cell/>
          <table:table-cell office:value-type="float" office:value="0.652179" calcext:value-type="float">
            <text:p>0.652179</text:p>
          </table:table-cell>
          <table:table-cell office:value-type="float" office:value="0.998465" calcext:value-type="float">
            <text:p>0.998465</text:p>
          </table:table-cell>
          <table:table-cell office:value-type="float" office:value="0.659137" calcext:value-type="float">
            <text:p>0.659137</text:p>
          </table:table-cell>
          <table:table-cell office:value-type="float" office:value="0.998432" calcext:value-type="float">
            <text:p>0.998432</text:p>
          </table:table-cell>
          <table:table-cell office:value-type="float" office:value="0.438073" calcext:value-type="float">
            <text:p>0.438073</text:p>
          </table:table-cell>
          <table:table-cell office:value-type="float" office:value="0.999308" calcext:value-type="float">
            <text:p>0.999308</text:p>
          </table:table-cell>
          <table:table-cell office:value-type="float" office:value="6.336198" calcext:value-type="float">
            <text:p>6.336198</text:p>
          </table:table-cell>
          <table:table-cell office:value-type="float" office:value="0.855142" calcext:value-type="float">
            <text:p>0.855142</text:p>
          </table:table-cell>
        </table:table-row>
        <table:table-row table:style-name="ro1">
          <table:table-cell/>
          <table:table-cell office:value-type="float" office:value="0.263022" calcext:value-type="float">
            <text:p>0.263022</text:p>
          </table:table-cell>
          <table:table-cell office:value-type="float" office:value="0.998999" calcext:value-type="float">
            <text:p>0.998999</text:p>
          </table:table-cell>
          <table:table-cell office:value-type="float" office:value="0.242498" calcext:value-type="float">
            <text:p>0.242498</text:p>
          </table:table-cell>
          <table:table-cell office:value-type="float" office:value="0.999149" calcext:value-type="float">
            <text:p>0.999149</text:p>
          </table:table-cell>
          <table:table-cell office:value-type="float" office:value="0.174377" calcext:value-type="float">
            <text:p>0.174377</text:p>
          </table:table-cell>
          <table:table-cell office:value-type="float" office:value="0.99956" calcext:value-type="float">
            <text:p>0.99956</text:p>
          </table:table-cell>
          <table:table-cell office:value-type="float" office:value="3.31033" calcext:value-type="float">
            <text:p>3.31033</text:p>
          </table:table-cell>
          <table:table-cell office:value-type="float" office:value="0.841382" calcext:value-type="float">
            <text:p>0.841382</text:p>
          </table:table-cell>
        </table:table-row>
        <table:table-row table:style-name="ro1">
          <table:table-cell/>
          <table:table-cell office:value-type="float" office:value="0.841118" calcext:value-type="float">
            <text:p>0.841118</text:p>
          </table:table-cell>
          <table:table-cell office:value-type="float" office:value="0.991402" calcext:value-type="float">
            <text:p>0.991402</text:p>
          </table:table-cell>
          <table:table-cell office:value-type="float" office:value="0.72915" calcext:value-type="float">
            <text:p>0.72915</text:p>
          </table:table-cell>
          <table:table-cell office:value-type="float" office:value="0.993539" calcext:value-type="float">
            <text:p>0.993539</text:p>
          </table:table-cell>
          <table:table-cell office:value-type="float" office:value="0.483466" calcext:value-type="float">
            <text:p>0.483466</text:p>
          </table:table-cell>
          <table:table-cell office:value-type="float" office:value="0.997159" calcext:value-type="float">
            <text:p>0.997159</text:p>
          </table:table-cell>
          <table:table-cell office:value-type="float" office:value="3.840367" calcext:value-type="float">
            <text:p>3.840367</text:p>
          </table:table-cell>
          <table:table-cell office:value-type="float" office:value="0.820756" calcext:value-type="float">
            <text:p>0.820756</text:p>
          </table:table-cell>
        </table:table-row>
        <table:table-row table:style-name="ro1">
          <table:table-cell/>
          <table:table-cell office:value-type="float" office:value="0.703717" calcext:value-type="float">
            <text:p>0.703717</text:p>
          </table:table-cell>
          <table:table-cell office:value-type="float" office:value="0.99931" calcext:value-type="float">
            <text:p>0.99931</text:p>
          </table:table-cell>
          <table:table-cell office:value-type="float" office:value="0.565553" calcext:value-type="float">
            <text:p>0.565553</text:p>
          </table:table-cell>
          <table:table-cell office:value-type="float" office:value="0.999554" calcext:value-type="float">
            <text:p>0.999554</text:p>
          </table:table-cell>
          <table:table-cell office:value-type="float" office:value="0.402025" calcext:value-type="float">
            <text:p>0.402025</text:p>
          </table:table-cell>
          <table:table-cell office:value-type="float" office:value="0.999775" calcext:value-type="float">
            <text:p>0.999775</text:p>
          </table:table-cell>
          <table:table-cell office:value-type="float" office:value="1.228029" calcext:value-type="float">
            <text:p>1.228029</text:p>
          </table:table-cell>
          <table:table-cell office:value-type="float" office:value="0.997898" calcext:value-type="float">
            <text:p>0.997898</text:p>
          </table:table-cell>
        </table:table-row>
        <table:table-row table:style-name="ro1">
          <table:table-cell/>
          <table:table-cell office:value-type="float" office:value="0.59493" calcext:value-type="float">
            <text:p>0.59493</text:p>
          </table:table-cell>
          <table:table-cell office:value-type="float" office:value="0.99975" calcext:value-type="float">
            <text:p>0.99975</text:p>
          </table:table-cell>
          <table:table-cell office:value-type="float" office:value="0.413177" calcext:value-type="float">
            <text:p>0.413177</text:p>
          </table:table-cell>
          <table:table-cell office:value-type="float" office:value="0.999879" calcext:value-type="float">
            <text:p>0.999879</text:p>
          </table:table-cell>
          <table:table-cell office:value-type="float" office:value="0.258257" calcext:value-type="float">
            <text:p>0.258257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1.60534" calcext:value-type="float">
            <text:p>1.60534</text:p>
          </table:table-cell>
          <table:table-cell office:value-type="float" office:value="0.99818" calcext:value-type="float">
            <text:p>0.99818</text:p>
          </table:table-cell>
        </table:table-row>
        <table:table-row table:style-name="ro1">
          <table:table-cell/>
          <table:table-cell office:value-type="float" office:value="0.848118" calcext:value-type="float">
            <text:p>0.848118</text:p>
          </table:table-cell>
          <table:table-cell office:value-type="float" office:value="0.996922" calcext:value-type="float">
            <text:p>0.996922</text:p>
          </table:table-cell>
          <table:table-cell office:value-type="float" office:value="0.77153" calcext:value-type="float">
            <text:p>0.77153</text:p>
          </table:table-cell>
          <table:table-cell office:value-type="float" office:value="0.997453" calcext:value-type="float">
            <text:p>0.997453</text:p>
          </table:table-cell>
          <table:table-cell office:value-type="float" office:value="0.383184" calcext:value-type="float">
            <text:p>0.383184</text:p>
          </table:table-cell>
          <table:table-cell office:value-type="float" office:value="0.999372" calcext:value-type="float">
            <text:p>0.999372</text:p>
          </table:table-cell>
          <table:table-cell office:value-type="float" office:value="1.98252" calcext:value-type="float">
            <text:p>1.98252</text:p>
          </table:table-cell>
          <table:table-cell office:value-type="float" office:value="0.983183" calcext:value-type="float">
            <text:p>0.983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4:16:19.754777776</meta:creation-date>
    <dc:date>2019-04-20T17:55:45.636481359</dc:date>
    <meta:editing-duration>PT3H29M15S</meta:editing-duration>
    <meta:editing-cycles>2</meta:editing-cycles>
    <meta:generator>LibreOffice/5.1.6.2$Linux_X86_64 LibreOffice_project/10m0$Build-2</meta:generator>
    <meta:print-date>2019-04-20T17:27:49.516981737</meta:print-date>
    <meta:document-statistic meta:table-count="1" meta:cell-count="224" meta:object-count="0"/>
  </office:meta>
</office:document-meta>
</file>